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4-30" calcext:value-type="date">
            <text:p>30. April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9" calcext:value-type="float">
            <text:p>39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.00.0000</text:date>, <text:time style:data-style-name="N2" text:time-value="01:32:50.373425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4-30T01:49:30.813570539</dc:date>
    <meta:editing-duration>P2DT23H53M53S</meta:editing-duration>
    <meta:editing-cycles>217</meta:editing-cycles>
    <meta:generator>LibreOffice/7.0.4.2$Linux_X86_64 LibreOffice_project/00$Build-2</meta:generator>
    <meta:document-statistic meta:table-count="1" meta:cell-count="96" meta:object-count="12"/>
  </office:meta>
</office:document-meta>
</file>